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6.11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NF - SERV. PROD. </text:p>
          </table:table-cell>
          <table:table-cell table:style-name="ce9" office:value-type="string" calcext:value-type="string">
            <text:p>R$</text:p>
          </table:table-cell>
          <table:table-cell table:style-name="ce12"/>
          <table:table-cell table:style-name="ce14" office:value-type="string" calcext:value-type="string">
            <text:p>PAGO</text:p>
          </table:table-cell>
          <table:table-cell table:style-name="ce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8" office:value-type="string" calcext:value-type="string">
            <text:p>SALDO DEVEDOR</text:p>
          </table:table-cell>
          <table:table-cell table:style-name="ce14" office:value-type="string" calcext:value-type="string">
            <text:p>OBS.: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18-05-24" calcext:value-type="date">
            <text:p>24/05/2018</text:p>
          </table:table-cell>
          <table:table-cell table:style-name="ce7" office:value-type="string" calcext:value-type="string">
            <text:p>NF 11812 - mens. 05/2018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10" calcext:value-type="float">
            <text:p>110,00</text:p>
          </table:table-cell>
          <table:table-cell table:style-name="ce2" office:value-type="date" office:date-value="2018-11-14" calcext:value-type="date">
            <text:p>14/11/2018</text:p>
          </table:table-cell>
          <table:table-cell table:style-name="ce19" table:formula="of:=[.C2]-[.F2]" office:value-type="float" office:value="0" calcext:value-type="float">
            <text:p>-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8-06-14" calcext:value-type="date">
            <text:p>14/06/2018</text:p>
          </table:table-cell>
          <table:table-cell table:style-name="ce7" office:value-type="string" calcext:value-type="string">
            <text:p>1 pasta classificadora</text:p>
          </table:table-cell>
          <table:table-cell table:style-name="ce10" office:value-type="float" office:value="10" calcext:value-type="float">
            <text:p>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3]-[.F3]" office:value-type="float" office:value="10" calcext:value-type="float">
            <text:p>10,00</text:p>
          </table:table-cell>
          <table:table-cell table:style-name="ce20" office:value-type="string" calcext:value-type="string">
            <text:p>28/02/2018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18-06-26" calcext:value-type="date">
            <text:p>26/06/2018</text:p>
          </table:table-cell>
          <table:table-cell table:style-name="ce7" office:value-type="string" calcext:value-type="string">
            <text:p>NF 11843 - mens. 06/2018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4]-[.F4]" office:value-type="float" office:value="110" calcext:value-type="float">
            <text:p>11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8-07-25" calcext:value-type="date">
            <text:p>25/07/2018</text:p>
          </table:table-cell>
          <table:table-cell table:style-name="ce7" office:value-type="string" calcext:value-type="string">
            <text:p>NF 11874 - mens. 07/2018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5]-[.F5]" office:value-type="float" office:value="110" calcext:value-type="float">
            <text:p>11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8-08-31" calcext:value-type="date">
            <text:p>31/08/2018</text:p>
          </table:table-cell>
          <table:table-cell table:style-name="ce7" office:value-type="string" calcext:value-type="string">
            <text:p>NF 11905 - mens. 08/2018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6]-[.F6]" office:value-type="float" office:value="110" calcext:value-type="float">
            <text:p>11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8-09-25" calcext:value-type="date">
            <text:p>25/09/2018</text:p>
          </table:table-cell>
          <table:table-cell table:style-name="ce7" office:value-type="string" calcext:value-type="string">
            <text:p>NF 11936 - mens. 09/2018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7]-[.F7]" office:value-type="float" office:value="110" calcext:value-type="float">
            <text:p>11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8-10-25" calcext:value-type="date">
            <text:p>25/10/2018</text:p>
          </table:table-cell>
          <table:table-cell table:style-name="ce7" office:value-type="string" calcext:value-type="string">
            <text:p>NF 11968 - mens. 10/2018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8]-[.F8]" office:value-type="float" office:value="110" calcext:value-type="float">
            <text:p>11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8-11-29" calcext:value-type="date">
            <text:p>29/11/2018</text:p>
          </table:table-cell>
          <table:table-cell table:style-name="ce7" office:value-type="string" calcext:value-type="string">
            <text:p>NF 12000 - mens. 11/2018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9]-[.F9]" office:value-type="float" office:value="110" calcext:value-type="float">
            <text:p>11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8-12-28" calcext:value-type="date">
            <text:p>28/12/2018</text:p>
          </table:table-cell>
          <table:table-cell table:style-name="ce7" office:value-type="string" calcext:value-type="string">
            <text:p>NF 12031 - mens. 12/2018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10]-[.F10]" office:value-type="float" office:value="110" calcext:value-type="float">
            <text:p>11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9-01-28" calcext:value-type="date">
            <text:p>28/01/2019</text:p>
          </table:table-cell>
          <table:table-cell table:style-name="ce7" office:value-type="string" calcext:value-type="string">
            <text:p>NF 12062 - mens. 01/2019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11]-[.F11]" office:value-type="float" office:value="110" calcext:value-type="float">
            <text:p>11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9-02-28" calcext:value-type="date">
            <text:p>28/02/2019</text:p>
          </table:table-cell>
          <table:table-cell table:style-name="ce7" office:value-type="string" calcext:value-type="string">
            <text:p>NF 12092 - mens. 02/2019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12]-[.F12]" office:value-type="float" office:value="110" calcext:value-type="float">
            <text:p>11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9-03-31" calcext:value-type="date">
            <text:p>31/03/2019</text:p>
          </table:table-cell>
          <table:table-cell table:style-name="ce7" office:value-type="string" calcext:value-type="string">
            <text:p>NF 12122 - mens. 03/2019</text:p>
          </table:table-cell>
          <table:table-cell table:style-name="ce10" office:value-type="float" office:value="110" calcext:value-type="float">
            <text:p>110,0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9" table:formula="of:=[.C13]-[.F13]" office:value-type="float" office:value="110" calcext:value-type="float">
            <text:p>11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3" table:number-columns-repeated="6"/>
          <table:table-cell table:style-name="ce17" office:value-type="string" calcext:value-type="string">
            <text:p>TOTAL</text:p>
          </table:table-cell>
          <table:table-cell table:style-name="ce9" table:formula="of:=SUM([.H2:.H13])" office:value-type="float" office:value="1110" calcext:value-type="float">
            <text:p>1.110,00</text:p>
          </table:table-cell>
          <table:table-cell table:style-name="ce14"/>
          <table:table-cell table:style-name="ce21" table:number-columns-repeated="247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>
          <table:table-cell table:style-name="ce5" office:value-type="string" calcext:value-type="string">
            <text:p>Entregue por Tiago e Ricardo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1973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354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loext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9">
      <number:text>-</number:text>
      <number:number number:decimal-places="0" loext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style:text-properties fo:color="#ff0000"/>
      <number:text>(R$""""""""""""""""""""""""""""""""""""""""""""""""""</number:text>
      <style:map style:condition="value()&gt;=0" style:apply-style-name="N142P0"/>
    </number:number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date-style style:name="N145">
      <number:month number:style="long"/>
      <number:text>/</number:text>
      <number:year number:style="long"/>
    </number:date-style>
    <number:number-style style:name="N147P0" style:volatile="true">
      <number:text>R$""""""""""""""""</number:text>
      <number:number number:decimal-places="0" loext:min-decimal-places="0" number:min-integer-digits="1" number:grouping="true"/>
    </number:number-style>
    <number:number-style style:name="N147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</number:text>
      <number:number number:decimal-places="2" loext:min-decimal-places="2" number:min-integer-digits="1" number:grouping="true"/>
    </number:number-style>
    <number:number-style style:name="N150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</number:text>
      <number:number number:decimal-places="0" loext:min-decimal-places="0" number:min-integer-digits="1" number:grouping="true"/>
    </number:number-style>
    <number:number-style style:name="N153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53">
      <number:text>R$-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"""""""""""""""</number:text>
      <number:number number:decimal-places="2" loext:min-decimal-places="2" number:min-integer-digits="1" number:grouping="true"/>
    </number:number-style>
    <number:number-style style:name="N155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loext:min-decimal-places="0" number:min-integer-digits="0"/>
      <style:map style:condition="value()&gt;0" style:apply-style-name="N155P0"/>
      <style:map style:condition="value()&lt;0" style:apply-style-name="N155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1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19-04-02">00/00/0000</text:date></text:span><text:span text:style-name="MT2"><text:s/>- </text:span><text:span text:style-name="MT2"><text:time style:data-style-name="N2" text:time-value="15:29:51.448832075">00:00:00</text:time></text:span><text:span text:style-name="MT2"><text:s/></text:span></text:p>
        </style:region-center>
        <style:region-right>
          <text:p><text:span text:style-name="MT4">Aparecida Pereira Durães</text:span></text:p>
          <text:p><text:span text:style-name="MT2"/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parecida Pereira Durães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5:29:51.4557701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meta:initial-creator>Carlos Augusto Marcicano</meta:initial-creator>
    <meta:creation-date>2000-10-16T15:02:47</meta:creation-date>
    <dc:date>2019-04-02T15:30:00.116529263</dc:date>
    <meta:print-date>2014-03-31T11:27:20.348482165</meta:print-date>
    <dc:language>pt-PT</dc:language>
    <meta:editing-cycles>571</meta:editing-cycles>
    <meta:editing-duration>P3DT13H39M43S</meta:editing-duration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